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>
      <style:text-properties style:font-name="ＭＳ Ｐゴシック" style:font-name-asian="ＭＳ Ｐゴシック"/>
    </style:style>
    <style:style style:name="P1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3" style:family="paragraph" style:parent-style-name="Standard" style:list-style-name="L143">
      <style:text-properties style:font-name="Arial" fo:font-size="13pt" style:font-name-asian="Arimo" style:font-size-asian="13pt" style:font-size-complex="13pt"/>
    </style:style>
    <style:style style:name="P174" style:family="paragraph" style:parent-style-name="Text_20_body" style:list-style-name="L143">
      <style:text-properties style:font-name="Arial" fo:font-size="13pt" style:font-name-asian="Arimo" style:font-size-asian="13pt" style:font-size-complex="13pt"/>
    </style:style>
    <style:style style:name="P175" style:family="paragraph" style:parent-style-name="Text_20_body">
      <style:text-properties style:font-name="ＭＳ Ｐゴシック" style:font-name-asian="ＭＳ Ｐゴシック"/>
    </style:style>
    <style:style style:name="P176" style:family="paragraph" style:parent-style-name="Text_20_body" style:list-style-name="L14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7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7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7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8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6045959914151572215" text:style-name="L1">
              <text:list-item>
                <text:p text:style-name="P17">大邦興業。２人。どちらも日本人。</text:p>
              </text:list-item>
              <text:list-item>
                <text:p text:style-name="P17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7">もう一人は、メガネあり。色付き。上着は、紫色っぽかったか。赤紫。優しそうな人だ。</text:p>
              </text:list-item>
              <text:list-item>
                <text:p text:style-name="P17">どちらも、６０前後か。背は１７０前後。ホースの人の方が、やや高いか。</text:p>
              </text:list-item>
              <text:list-item>
                <text:p text:style-name="P17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6046195597868414306" text:style-name="L2">
              <text:list-item>
                <text:p text:style-name="P18">加崎建設。バイブ２人。</text:p>
              </text:list-item>
              <text:list-item>
                <text:p text:style-name="P18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2253308330707587497" text:style-name="L3">
              <text:list-item>
                <text:p text:style-name="P19">石井電工。前回と同じ人。がたい、良し。あごひげあり。</text:p>
              </text:list-item>
              <text:list-item>
                <text:p text:style-name="P19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6595724777351675910" text:style-name="L4">
              <text:list-item>
                <text:p text:style-name="P20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2729920913236735023" text:style-name="L5">
              <text:list-item>
                <text:p text:style-name="P21">３人。若い人、２人。５０前後か、親方さんらしき人、１人。</text:p>
              </text:list-item>
              <text:list-item>
                <text:p text:style-name="P21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1805015115495204243" text:style-name="L6">
              <text:list-item>
                <text:p text:style-name="P22">小木建設工業。一人。若い人。確か、前回と同じ。</text:p>
              </text:list-item>
              <text:list-item>
                <text:p text:style-name="P22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4834559499734800343" text:style-name="L7">
              <text:list-item>
                <text:p text:style-name="P23">前回と同じ。４０ぐらいの人。そして、３０前か、若い人。</text:p>
              </text:list-item>
              <text:list-item>
                <text:p text:style-name="P23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8277830305565477324" text:style-name="L8">
              <text:list-item>
                <text:p text:style-name="P24">鈴木さん。寝坊したとのことで、朝の連絡時、朝礼の挨拶を依頼される。</text:p>
              </text:list-item>
              <text:list-item>
                <text:p text:style-name="P24">「元請の新年会がある」とのことで、２時過ぎには現場を出るとのこと。</text:p>
              </text:list-item>
              <text:list-item>
                <text:p text:style-name="P24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1575325243286594757" text:style-name="L9">
              <text:list-item>
                <text:p text:style-name="P2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6533082519901664370" text:style-name="L10">
              <text:list-item>
                <text:p text:style-name="P26">階段から。柱を何本か入れて、隅のエレベーター区画。</text:p>
              </text:list-item>
              <text:list-item>
                <text:p text:style-name="P26">続けて、柱、壁。部屋と部屋の間の壁、「内壁」と呼ぶのか、は、スラブ下いっぱいまで入れる。</text:p>
              </text:list-item>
              <text:list-item>
                <text:p text:style-name="P26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7933719558936283716" text:style-name="L11">
              <text:list-item>
                <text:p text:style-name="P27">とげ抜き地蔵、再び訪れる。線香を買う。１束１００円、税込。</text:p>
              </text:list-item>
              <text:list-item>
                <text:p text:style-name="P27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7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7588885497740453909" text:style-name="L12">
              <text:list-item>
                <text:p text:style-name="P28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8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8">白い建物。壁の表面は、化粧板なのか、凸凹を入れてある。</text:p>
                  </text:list-item>
                  <text:list-item>
                    <text:p text:style-name="P28">表札有り。「滝野川　栗原」、だったか。「河原」だったかも知れない。</text:p>
                  </text:list-item>
                  <text:list-item>
                    <text:p text:style-name="P28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8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883824854613101351" text:style-name="L13">
              <text:list-item>
                <text:p text:style-name="P29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5390951810657292121" text:style-name="L14">
              <text:list-item>
                <text:p text:style-name="P30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5013248654937904590" text:style-name="L15">
              <text:list-item>
                <text:p text:style-name="P31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1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7187933224334141729" text:style-name="L16">
              <text:list-item>
                <text:p text:style-name="P32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65187365953250553" text:style-name="L17">
              <text:list-item>
                <text:p text:style-name="P33">年配の人。白髪あり。コン打ちをよく分かっているように見受けた。</text:p>
              </text:list-item>
              <text:list-item>
                <text:p text:style-name="P33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6919557706973640106" text:style-name="L18">
              <text:list-item>
                <text:p text:style-name="P34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2673471995371633742" text:style-name="L19">
              <text:list-item>
                <text:p text:style-name="P35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7034918704180476681" text:style-name="L20">
              <text:list-item>
                <text:p text:style-name="P36">２名。一人は、鼻の付け根（目尻の傍の）が、凹んでいる。</text:p>
              </text:list-item>
              <text:list-item>
                <text:p text:style-name="P36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5491123211542647448" text:style-name="L21">
              <text:list-item>
                <text:p text:style-name="P37">メガネあり。前歯、上の、が出っ張っている。笑みをいつも作っている。</text:p>
              </text:list-item>
              <text:list-item>
                <text:p text:style-name="P37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4030960899183867479" text:style-name="L22">
              <text:list-item>
                <text:p text:style-name="P38">佐藤工業、古川さん。夕方５時５０分ぐらいか、電話する。</text:p>
              </text:list-item>
              <text:list-item>
                <text:p text:style-name="P38">当日の打設場所。スラブには、スリーブはない。壁のみ。（ｆ１）</text:p>
              </text:list-item>
              <text:list-item>
                <text:p text:style-name="P38">そのため、壁・柱を打ち終われば、本来、設備側としての相番の作業は、完了。（ｆ２）</text:p>
              </text:list-item>
              <text:list-item>
                <text:p text:style-name="P38">ｆ２に根拠を置くと、本来、相番作業は、その日について言えば、残業は発生しない。（ｃ１）</text:p>
              </text:list-item>
              <text:list-item>
                <text:p text:style-name="P38">ｃ１によれば、残業代を支払う義務は、発注側には、発生しない。（ｃ２）</text:p>
              </text:list-item>
              <text:list-item>
                <text:p text:style-name="P38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3896895023380284510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3028357935264585382" text:style-name="L24">
              <text:list-item>
                <text:p text:style-name="P40">柱、壁　=&gt;　パラペット。３区画に分かれている。奥の２区画を先に、この順序で。</text:p>
              </text:list-item>
              <text:list-item>
                <text:p text:style-name="P40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723105837936165318" text:style-name="L25">
              <text:list-item>
                <text:p text:style-name="P41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25466665899089247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2534065482514407488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4688915954656175491" text:style-name="L28">
              <text:list-item>
                <text:p text:style-name="P44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554693611759125428" text:style-name="L29">
              <text:list-item>
                <text:p text:style-name="P45">「FUJITA」。２人。１人は、ベトナムか。</text:p>
              </text:list-item>
              <text:list-item>
                <text:p text:style-name="P45">ベトナム人らしき人。若く見える。顔の輪郭は、細長。</text:p>
                <text:list>
                  <text:list-item>
                    <text:p text:style-name="P45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5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1672659600943595190" text:style-name="L30">
              <text:list-item>
                <text:p text:style-name="P46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6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4763783973302128401" text:style-name="L31">
              <text:list-item>
                <text:p text:style-name="P47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7"><text:soft-page-break/>相番は、気が楽。ボイド設置よりも。それで、相番に結構入っている、ここのところ。</text:p>
              </text:list-item>
              <text:list-item>
                <text:p text:style-name="P47">ボイド付けの仕事には、ベビーサンダーも持参している。現場にないことがあるから。</text:p>
              </text:list-item>
              <text:list-item>
                <text:p text:style-name="P47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291571461529807366" text:style-name="L32">
              <text:list-item>
                <text:p text:style-name="P48">年配の人。結婚指輪を嵌めている。猫背。体格は、上半身ががっちりしている。</text:p>
              </text:list-item>
              <text:list-item>
                <text:p text:style-name="P48">朝、ゲートを開けていた。近寄ると、「どちらさん？」と詰問してくる。</text:p>
              </text:list-item>
              <text:list-item>
                <text:p text:style-name="P48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817816783231205646" text:style-name="L33">
              <text:list-item>
                <text:p text:style-name="P49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8925833026695937952" text:style-name="L34">
              <text:list-item>
                <text:p text:style-name="P50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3875738991692999894" text:style-name="L35">
              <text:list-item>
                <text:p text:style-name="P51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722220905345822232" text:style-name="L36">
              <text:list-item>
                <text:p text:style-name="P52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5201887262818588873" text:style-name="L37">
              <text:list-item>
                <text:p text:style-name="P53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3880727677219927017" text:style-name="L38">
              <text:list-item>
                <text:p text:style-name="P54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4636905533061811551" text:style-name="L39">
              <text:list-item>
                <text:p text:style-name="P55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220126447494291106" text:style-name="L40">
              <text:list-item>
                <text:p text:style-name="P56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1112198911634920055" text:style-name="L41">
              <text:list-item>
                <text:p text:style-name="P57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6252949854390971370" text:style-name="L42">
              <text:list-item>
                <text:p text:style-name="P58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2579693015626828531" text:style-name="L43">
              <text:list-item>
                <text:p text:style-name="P59">「貢石」（こうせき）。２人。１人はベトナム人。</text:p>
              </text:list-item>
              <text:list-item>
                <text:p text:style-name="P59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8683595463843644335" text:style-name="L44">
              <text:list-item>
                <text:p text:style-name="P60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1307166341081406876" text:style-name="L45">
              <text:list-item>
                <text:p text:style-name="P61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257574034892903482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2723797415775981595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4474347851579740958" text:style-name="L48">
              <text:list-item>
                <text:p text:style-name="P64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577533407782435743" text:style-name="L49">
              <text:list-item>
                <text:p text:style-name="P65">前回と同じく、ガタイのいい男性の人。</text:p>
              </text:list-item>
              <text:list-item>
                <text:p text:style-name="P65">副所長の肩書きの人だったか、「村中」さんとかいう人、打設エリアに、</text:p>
              </text:list-item>
              <text:list-item>
                <text:p text:style-name="P65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4340835300617847720" text:style-name="L50">
              <text:list-item>
                <text:p text:style-name="P66">キャリアテックの人が来ている。名前は、思い出せない。年配の人。５０半ばか。目が細い。薄目。</text:p>
              </text:list-item>
              <text:list-item>
                <text:p text:style-name="P66">作業の終了が、予定よりも遅くなる。早ければ１２時すぎの予定。実際は<text:soft-page-break/>４時近く。</text:p>
              </text:list-item>
              <text:list-item>
                <text:p text:style-name="P66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6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8436992837197942879" text:style-name="L51">
              <text:list-item>
                <text:p text:style-name="P67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9161387002518735380" text:style-name="L52">
              <text:list-item>
                <text:p text:style-name="P68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5736854183284841148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1686870249730533611" text:style-name="L54">
              <text:list-item>
                <text:p text:style-name="P70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3264381459550163495" text:style-name="L55">
              <text:list-item>
                <text:p text:style-name="P71">ポンプ屋さん。２人。２人は、定員ではないか。３人の時もある。貢石に限らず。</text:p>
                <text:list>
                  <text:list-item>
                    <text:p text:style-name="P71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1">２人は、人員の数として、少ないか。配管の調節の作業のとき、作業に手を貸してもいいかも知れない。</text:p>
                  </text:list-item>
                  <text:list-item>
                    <text:p text:style-name="P71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3680041416866170542" text:style-name="L56">
              <text:list-item>
                <text:p text:style-name="P72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2385072446110078584" text:style-name="L57">
              <text:list-item>
                <text:p text:style-name="P73">３人。親方さんは日本人。顔は、浅黒い。やや、どす黒い気味、あり。腹は出ている。１７２ぐらいか</text:p>
                <text:list>
                  <text:list-item>
                    <text:p text:style-name="P73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1822292309099406566" text:style-name="L58">
              <text:list-item>
                <text:p text:style-name="P74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4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785312582081924074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6414523556879820368" text:style-name="L60">
              <text:list-item>
                <text:p text:style-name="P76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8654260428203199557" text:style-name="L61">
              <text:list-item>
                <text:p text:style-name="P77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925917328006556469" text:style-name="L62">
              <text:list-item>
                <text:p text:style-name="P78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6757219600423946404" text:style-name="L63">
              <text:list-item>
                <text:p text:style-name="P79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5961005474130368785" text:style-name="L64">
              <text:list-item>
                <text:p text:style-name="P80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1270267214646413395" text:style-name="L65">
              <text:list-item>
                <text:p text:style-name="P8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1900694300902536876" text:style-name="L66">
              <text:list-item>
                <text:p text:style-name="P82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8816274782810509495" text:style-name="L67">
              <text:list-item>
                <text:p text:style-name="P83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7938400670443416795" text:style-name="L68">
              <text:list-item>
                <text:p text:style-name="P8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7132346258419303169" text:style-name="L69">
              <text:list-item>
                <text:p text:style-name="P85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5250103348105541521" text:style-name="L70">
              <text:list-item>
                <text:p text:style-name="P86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8539931680634848647" text:style-name="L71">
              <text:list-item>
                <text:p text:style-name="P87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7220166978642853217" text:style-name="L72">
              <text:list-item>
                <text:p text:style-name="P88">親方さん。１７５ぐらい。ガタイがでかい。</text:p>
              </text:list-item>
              <text:list-item>
                <text:p text:style-name="P88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8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8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8195192633269035714" text:style-name="L73">
              <text:list-item>
                <text:p text:style-name="P89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89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6699668642029216238" text:style-name="L74">
              <text:list-item>
                <text:p text:style-name="P90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6102685715291932119" text:style-name="L75">
              <text:list-item>
                <text:p text:style-name="P91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6673582841309229452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8512490529036190678" text:style-name="L77">
              <text:list-item>
                <text:p text:style-name="P93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3923244082678899110" text:style-name="L78">
              <text:list-item>
                <text:p text:style-name="P94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4749199195169267163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3148255791253835301" text:style-name="L80">
              <text:list-item>
                <text:p text:style-name="P96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7634433720243434139" text:style-name="L81">
              <text:list-item>
                <text:p text:style-name="P97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8499979443975063956" text:style-name="L82">
              <text:list-item>
                <text:p text:style-name="P98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9064539315470763652" text:style-name="L83">
              <text:list-item>
                <text:p text:style-name="P99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2575137369910524119" text:style-name="L84">
              <text:list-item>
                <text:p text:style-name="P100">上記のとおり、扶桑のうりざねの人に、朝、経路を教えてもらった。</text:p>
                <text:list>
                  <text:list-item>
                    <text:p text:style-name="P100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0">テンガイさんか、５時になった頃、打設現場に来てくれる。残業は、ご自分がされる、とのこと。お礼を伝える。</text:p>
                <text:list>
                  <text:list-item>
                    <text:p text:style-name="P100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5203063204836677007" text:style-name="L85">
              <text:list-item>
                <text:p text:style-name="P101">「貢石」（こうせき）。３人。１人はベトナム人。</text:p>
              </text:list-item>
              <text:list-item>
                <text:p text:style-name="P101">日本人の人：２人。一人は、１７５ぐらい。痩せ身。顔の輪郭は、細長。</text:p>
              </text:list-item>
              <text:list-item>
                <text:p text:style-name="P101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461022189966410583" text:style-name="L86">
              <text:list-item>
                <text:p text:style-name="P102">松原組の人たち。前回、バイブを担当していた一人。親方さんではなく。顔の肌が浅黒い人。</text:p>
                <text:list>
                  <text:list-item>
                    <text:p text:style-name="P102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2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5640681107755343408" text:style-name="L87">
              <text:list-item>
                <text:p text:style-name="P103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9037964840053386848" text:style-name="L88">
              <text:list-item>
                <text:p text:style-name="P104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4151490979574750934" text:style-name="L89">
              <text:list-item>
                <text:p text:style-name="P105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97154513547759292" text:style-name="L90">
              <text:list-item>
                <text:p text:style-name="P106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1334337602645877035" text:style-name="L91">
              <text:list-item>
                <text:p text:style-name="P107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1714286955430693641" text:style-name="L92">
              <text:list-item>
                <text:p text:style-name="P108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7867717200980382376" text:style-name="L93">
              <text:list-item>
                <text:p text:style-name="P109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3765222507975374612" text:style-name="L94">
              <text:list-item>
                <text:p text:style-name="P110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0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2672828071069098190" text:style-name="L95">
              <text:list-item>
                <text:p text:style-name="P111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1889534424879224751" text:style-name="L96">
              <text:list-item>
                <text:p text:style-name="P112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3502242930796322870" text:style-name="L97">
              <text:list-item>
                <text:p text:style-name="P113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1941211776336573542" text:style-name="L98">
              <text:list-item>
                <text:p text:style-name="P114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5083268058407501009" text:style-name="L99">
              <text:list-item>
                <text:p text:style-name="P115">那須産業。２人。一人は、３０半ば、若く見える。１７５ぐらい。顔が、色白い。</text:p>
              </text:list-item>
              <text:list-item>
                <text:p text:style-name="P115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649883862285184230" text:style-name="L100">
              <text:list-item>
                <text:p text:style-name="P116">今西建設。バイブの人、一人は、ベトナムの人。若い。後半、サングラスを着ける。</text:p>
              </text:list-item>
              <text:list-item>
                <text:p text:style-name="P116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7421761232589053167" text:style-name="L101">
              <text:list-item>
                <text:p text:style-name="P117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6189881199272569033" text:style-name="L102">
              <text:list-item>
                <text:p text:style-name="P118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6684572689034042755" text:style-name="L103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1220042817446648184" text:style-name="L104">
              <text:list-item>
                <text:p text:style-name="P120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9035532052166635344" text:style-name="L105">
              <text:list-item>
                <text:p text:style-name="P121">打設現場を担当した人。４０半ばか。メガネあり。１７０弱か。いくぶん、太め。</text:p>
              </text:list-item>
              <text:list-item>
                <text:p text:style-name="P121">所長さんか、朝礼時、打設の周知会を主宰。「いいコンクリを打ちましょう」</text:p>
              </text:list-item>
              <text:list-item>
                <text:p text:style-name="P121">３人目の人。６０半ばか。清水で働いていたとのこと。</text:p>
                <text:list>
                  <text:list-item>
                    <text:p text:style-name="P121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5742002343412690467" text:style-name="L106">
              <text:list-item>
                <text:p text:style-name="P122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4610087047207482698" text:style-name="L107">
              <text:list-item>
                <text:p text:style-name="P123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4826442928069334559" text:style-name="L108">
              <text:list-item>
                <text:p text:style-name="P124">３階、立ち上がり。</text:p>
              </text:list-item>
              <text:list-item>
                <text:p text:style-name="P124">まず、柱だったか。１本か２本。</text:p>
              </text:list-item>
              <text:list-item>
                <text:p text:style-name="P124">次に、階段。踊り場まで。それから、柱など、だったか。</text:p>
              </text:list-item>
              <text:list-item>
                <text:p text:style-name="P124">通りに面した側の手すり。最後。スラブを全て上げてから。コンクリのホースは、タワーから吊り下げる。</text:p>
              </text:list-item>
              <text:list-item>
                <text:p text:style-name="P124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7092233552375001568" text:style-name="L109">
              <text:list-item>
                <text:p text:style-name="P125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5446887072677291157" text:style-name="L110">
              <text:list-item>
                <text:p text:style-name="P126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386085174152725387" text:style-name="L111">
              <text:list-item>
                <text:p text:style-name="P127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1492028758736097737" text:style-name="L112">
              <text:list-item>
                <text:p text:style-name="P128">上記のとおり、朝、金子工業所の担当の人、新規の用紙を、用意してくれた。</text:p>
              </text:list-item>
              <text:list-item>
                <text:p text:style-name="P128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2149402831124923105" text:style-name="L144">
              <text:list-item>
                <text:p text:style-name="P158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5996624007957090825" text:style-name="L113">
              <text:list-item>
                <text:p text:style-name="P129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29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1014035117416279484" text:style-name="L114">
              <text:list-item>
                <text:p text:style-name="P130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2143736202353574345" text:style-name="L115">
              <text:list-item>
                <text:p text:style-name="P131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1382144955989821451" text:style-name="L116">
              <text:list-item>
                <text:p text:style-name="P132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1019651531237501410" text:style-name="L117">
              <text:list-item>
                <text:p text:style-name="P133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4814619438372799893" text:style-name="L118">
              <text:list-item>
                <text:p text:style-name="P134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30975359773575220" text:style-name="L119">
              <text:list-item>
                <text:p text:style-name="P135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7244770905976111972" text:style-name="L120">
              <text:list-item>
                <text:p text:style-name="P136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2669025367484976136" text:style-name="L121">
              <text:list-item>
                <text:p text:style-name="P137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996175543689359211" text:style-name="L122">
              <text:list-item>
                <text:p text:style-name="P138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4796164603197503616" text:style-name="L123">
              <text:list-item>
                <text:p text:style-name="P139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7303509760256851918" text:style-name="L124">
              <text:list-item>
                <text:p text:style-name="P140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685663831780462082" text:style-name="L125">
              <text:list-item>
                <text:p text:style-name="P141">終了後、森さんに連絡。詰所に来てくれる。</text:p>
              </text:list-item>
              <text:list-item>
                <text:p text:style-name="P141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3085244338327808248" text:style-name="L126">
              <text:list-item>
                <text:p text:style-name="P142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2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>@@@</text:p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/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3161162910058398531" text:style-name="L127">
              <text:list-item>
                <text:p text:style-name="P143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7965791898893714707" text:style-name="L145">
              <text:list-item>
                <text:p text:style-name="P159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6862241480969632552" text:style-name="L146">
              <text:list-item>
                <text:p text:style-name="P160"/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3117458902693706412" text:style-name="L147">
              <text:list-item>
                <text:p text:style-name="P161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2781790653376624109" text:style-name="L148">
              <text:list-item>
                <text:p text:style-name="P162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4301018315226414057" text:style-name="L149">
              <text:list-item>
                <text:p text:style-name="P163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ん</text:p>
          </table:table-cell>
          <table:table-cell table:style-name="表10.C2" office:value-type="string">
            <text:list xml:id="list5424040862262201507" text:style-name="L150">
              <text:list-item>
                <text:p text:style-name="P164"/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4969510876914871508" text:style-name="L151">
              <text:list-item>
                <text:p text:style-name="P165"/>
              </text:list-item>
            </text:list>
          </table:table-cell>
        </table:table-row>
        <text:soft-page-break/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7508030425328202424" text:style-name="L152">
              <text:list-item>
                <text:p text:style-name="P166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1373081417112130325" text:style-name="L153">
              <text:list-item>
                <text:p text:style-name="P167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2665674738444971049" text:style-name="L154">
              <text:list-item>
                <text:p text:style-name="P168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2248407615791658995" text:style-name="L155">
              <text:list-item>
                <text:p text:style-name="P169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3610680992217142023" text:style-name="L156">
              <text:list-item>
                <text:p text:style-name="P170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3434820454825152217" text:style-name="L157">
              <text:list-item>
                <text:p text:style-name="P171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3287854264482255364" text:style-name="L158">
              <text:list-item>
                <text:p text:style-name="P172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4545823" text:continue-list="list3161162910058398531" text:style-name="L127">
              <text:list-item>
                <text:p text:style-name="P143"/>
              </text:list-item>
            </text:list>
          </table:table-cell>
        </table:table-row>
        <text:soft-page-break/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6522041406146061894" text:style-name="L128">
              <text:list-item>
                <text:p text:style-name="P14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2919656224448298531" text:style-name="L129">
              <text:list-item>
                <text:p text:style-name="P145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4865100405789901625" text:style-name="L130">
              <text:list-item>
                <text:p text:style-name="P146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62890507805098730" text:style-name="L131">
              <text:list-item>
                <text:p text:style-name="P147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1815928533553532051" text:style-name="L132">
              <text:list-item>
                <text:p text:style-name="P14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8400623555683769739" text:style-name="L133">
              <text:list-item>
                <text:p text:style-name="P14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6776031245348603072" text:style-name="L134">
              <text:list-item>
                <text:p text:style-name="P15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4367071335946369656" text:style-name="L135">
              <text:list-item>
                <text:p text:style-name="P15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6960005294654818616" text:style-name="L136">
              <text:list-item>
                <text:p text:style-name="P15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5658110670069925420" text:style-name="L137">
              <text:list-item>
                <text:p text:style-name="P153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4066392492229279650" text:style-name="L138">
              <text:list-item>
                <text:p text:style-name="P15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702044413833752815" text:style-name="L139">
              <text:list-item>
                <text:p text:style-name="P155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5707906099991245217" text:style-name="L140">
              <text:list-item>
                <text:p text:style-name="P15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8398289678331025336" text:style-name="L141">
              <text:list-item>
                <text:p text:style-name="P157"/>
              </text:list-item>
            </text:list>
          </table:table-cell>
        </table:table-row>
      </table:table>
      <text:p text:style-name="P13"/>
      <text:p text:style-name="P4"><text:soft-page-break/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4358614908488100009" text:style-name="L142">
        <text:list-item>
          <text:p text:style-name="P176">start apps</text:p>
          <text:list>
            <text:list-item>
              <text:p text:style-name="P176">doc (this)</text:p>
            </text:list-item>
            <text:list-item>
              <text:p text:style-name="P176">folder : C:\WORKS_2\WS\WS_Others.miscs\misc_files</text:p>
            </text:list-item>
            <text:list-item>
              <text:p text:style-name="P176">web page</text:p>
              <text:list>
                <text:list-item>
                  <text:p text:style-name="P17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5842567609222917690" text:style-name="L143">
        <text:list-item>
          <text:p text:style-name="P174">close</text:p>
          <text:list>
            <text:list-item>
              <text:p text:style-name="P174">image file</text:p>
            </text:list-item>
            <text:list-item>
              <text:p text:style-name="P174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74">folder : C:\WORKS_2\WS\WS_Others.miscs\misc_files</text:p>
            </text:list-item>
            <text:list-item>
              <text:p text:style-name="P174">this</text:p>
            </text:list-item>
          </text:list>
        </text:list-item>
        <text:list-item>
          <text:p text:style-name="P174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4566568" text:continue-numbering="true" text:style-name="L143">
        <text:list-item>
          <text:p text:style-name="P173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3-09T14:34:24.51</dc:date>
    <dc:creator>iwabuchi ken</dc:creator>
    <meta:editing-duration>PT14H4M46S</meta:editing-duration>
    <meta:editing-cycles>94</meta:editing-cycles>
    <meta:generator>OpenOffice/4.1.3$Win32 OpenOffice.org_project/413m1$Build-9783</meta:generator>
    <meta:document-statistic meta:table-count="12" meta:image-count="0" meta:object-count="0" meta:page-count="20" meta:paragraph-count="597" meta:word-count="9705" meta:character-count="12053"/>
  </office:meta>
</office:document-meta>
</file>